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/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center" fo:break-before="auto" fo:line-height="115%" style:writing-mode="lr-tb"/>
    </style:style>
    <style:style style:name="P4" style:family="paragraph" style:parent-style-name="Standard">
      <style:paragraph-properties fo:text-align="center" fo:break-before="auto" fo:line-height="115%" style:writing-mode="lr-tb"/>
    </style:style>
    <style:style style:name="T4_1" style:family="text">
      <style:text-properties fo:font-weight="bold" style:font-weight-asian="bold" style:font-weight-complex="bold"/>
    </style:style>
    <style:style style:name="T4_2" style:family="text">
      <style:text-properties fo:font-weight="bold" style:font-weight-asian="bold" style:font-weight-complex="bold"/>
    </style:style>
    <style:style style:name="T4_3" style:family="text">
      <style:text-properties fo:font-weight="bold" style:font-weight-asian="bold" style:font-weight-complex="bold"/>
    </style:style>
    <style:style style:name="T4_4" style:family="text">
      <style:text-properties fo:font-weight="bold" style:font-weight-asian="bold" style:font-weight-complex="bold"/>
    </style:style>
    <style:style style:name="T4_5" style:family="text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P28" style:family="paragraph" style:parent-style-name="Standard">
      <style:paragraph-properties fo:break-before="page" fo:line-height="115%" style:writing-mode="lr-tb"/>
    </style:style>
    <style:style style:name="T28_1" style:family="text">
      <style:text-properties fo:font-weight="bold" style:font-weight-asian="bold" style:font-weight-complex="bold"/>
    </style:style>
    <style:style style:name="T28_2" style:family="text">
      <style:text-properties fo:font-weight="bold" style:font-weight-asian="bold" style:font-weight-complex="bold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T31_37" style:family="text"/>
    <style:style style:name="T31_38" style:family="text"/>
    <style:style style:name="T31_39" style:family="text"/>
    <style:style style:name="T31_40" style:family="text"/>
    <style:style style:name="T31_41" style:family="text"/>
    <style:style style:name="T31_42" style:family="text"/>
    <style:style style:name="T31_43" style:family="text"/>
    <style:style style:name="T31_44" style:family="text"/>
    <style:style style:name="T31_45" style:family="text"/>
    <style:style style:name="T31_46" style:family="text"/>
    <style:style style:name="T31_47" style:family="text"/>
    <style:style style:name="T31_48" style:family="text"/>
    <style:style style:name="T31_49" style:family="text"/>
    <style:style style:name="T31_50" style:family="text"/>
    <style:style style:name="T31_51" style:family="text"/>
    <style:style style:name="T31_52" style:family="text"/>
    <style:style style:name="T31_53" style:family="text"/>
    <style:style style:name="T31_54" style:family="text"/>
    <style:style style:name="T31_55" style:family="text"/>
    <style:style style:name="T31_56" style:family="text"/>
    <style:style style:name="T31_57" style:family="text"/>
    <style:style style:name="T31_58" style:family="text"/>
    <style:style style:name="T31_59" style:family="text"/>
    <style:style style:name="T31_60" style:family="text"/>
    <style:style style:name="T31_61" style:family="text"/>
    <style:style style:name="T31_62" style:family="text"/>
    <style:style style:name="T31_63" style:family="text"/>
    <style:style style:name="T31_64" style:family="text"/>
    <style:style style:name="T31_65" style:family="text"/>
    <style:style style:name="T31_66" style:family="text"/>
    <style:style style:name="T31_67" style:family="text"/>
    <style:style style:name="T31_68" style:family="text"/>
    <style:style style:name="T31_69" style:family="text"/>
    <style:style style:name="T31_70" style:family="text"/>
    <style:style style:name="T31_71" style:family="text"/>
    <style:style style:name="T31_72" style:family="text"/>
    <style:style style:name="T31_73" style:family="text"/>
    <style:style style:name="T31_74" style:family="text"/>
    <style:style style:name="T31_75" style:family="text"/>
    <style:style style:name="T31_76" style:family="text"/>
    <style:style style:name="T31_77" style:family="text"/>
    <style:style style:name="T31_78" style:family="text"/>
    <style:style style:name="T31_79" style:family="text"/>
    <style:style style:name="T31_80" style:family="text"/>
    <style:style style:name="T31_81" style:family="text"/>
    <style:style style:name="T31_82" style:family="text"/>
    <style:style style:name="T31_83" style:family="text"/>
    <style:style style:name="T31_84" style:family="text"/>
    <style:style style:name="T31_85" style:family="text"/>
    <style:style style:name="T31_86" style:family="text"/>
    <style:style style:name="T31_87" style:family="text"/>
    <style:style style:name="T31_88" style:family="text"/>
    <style:style style:name="T31_89" style:family="text"/>
    <style:style style:name="T31_90" style:family="text"/>
    <style:style style:name="T31_91" style:family="text"/>
    <style:style style:name="T31_92" style:family="text"/>
    <style:style style:name="T31_93" style:family="text"/>
    <style:style style:name="T31_94" style:family="text"/>
    <style:style style:name="T31_95" style:family="text"/>
    <style:style style:name="T31_96" style:family="text"/>
    <style:style style:name="T31_97" style:family="text"/>
    <style:style style:name="T31_98" style:family="text"/>
    <style:style style:name="T31_99" style:family="text"/>
    <style:style style:name="T31_100" style:family="text"/>
    <style:style style:name="T31_101" style:family="text"/>
    <style:style style:name="T31_102" style:family="text"/>
    <style:style style:name="T31_103" style:family="text"/>
    <style:style style:name="T31_104" style:family="text"/>
    <style:style style:name="T31_105" style:family="text"/>
    <style:style style:name="T31_106" style:family="text"/>
    <style:style style:name="T31_107" style:family="text"/>
    <style:style style:name="T31_108" style:family="text"/>
    <style:style style:name="T31_109" style:family="text"/>
    <style:style style:name="T31_110" style:family="text"/>
    <style:style style:name="T31_111" style:family="text"/>
    <style:style style:name="T31_112" style:family="text"/>
    <style:style style:name="T31_113" style:family="text"/>
    <style:style style:name="T31_114" style:family="text"/>
    <style:style style:name="T31_115" style:family="text"/>
    <style:style style:name="T31_116" style:family="text"/>
    <style:style style:name="T31_117" style:family="text"/>
    <style:style style:name="T31_118" style:family="text"/>
    <style:style style:name="T31_119" style:family="text"/>
    <style:style style:name="T31_120" style:family="text"/>
    <style:style style:name="T31_121" style:family="text"/>
    <style:style style:name="T31_122" style:family="text"/>
    <style:style style:name="T31_123" style:family="text"/>
    <style:style style:name="T31_124" style:family="text"/>
    <style:style style:name="T31_125" style:family="text"/>
    <style:style style:name="T31_126" style:family="text"/>
    <style:style style:name="T31_127" style:family="text"/>
    <style:style style:name="T31_128" style:family="text"/>
    <style:style style:name="T31_129" style:family="text"/>
    <style:style style:name="T31_130" style:family="text"/>
    <style:style style:name="T31_131" style:family="text"/>
    <style:style style:name="T31_132" style:family="text"/>
    <style:style style:name="T31_133" style:family="text"/>
    <style:style style:name="T31_134" style:family="text"/>
    <style:style style:name="T31_135" style:family="text"/>
    <style:style style:name="T31_136" style:family="text"/>
    <style:style style:name="T31_137" style:family="text"/>
    <style:style style:name="T31_138" style:family="text"/>
    <style:style style:name="T31_139" style:family="text"/>
    <style:style style:name="T31_140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T39_27" style:family="text"/>
    <style:style style:name="T39_28" style:family="text">
      <style:text-properties fo:color="#1155cc" style:text-underline-style="solid" style:text-underline-color="font-color"/>
    </style:style>
    <style:style style:name="T39_29" style:family="text"/>
    <style:style style:name="T39_30" style:family="text">
      <style:text-properties fo:color="#1155cc" style:text-underline-style="solid" style:text-underline-color="font-color"/>
    </style:style>
    <style:style style:name="T39_31" style:family="text"/>
    <style:style style:name="T39_32" style:family="text">
      <style:text-properties fo:color="#1155cc" style:text-underline-style="solid" style:text-underline-color="font-color"/>
    </style:style>
    <style:style style:name="T39_33" style:family="text"/>
    <style:style style:name="T39_34" style:family="text">
      <style:text-properties fo:color="#1155cc" style:text-underline-style="solid" style:text-underline-color="font-color"/>
    </style:style>
    <style:style style:name="T39_35" style:family="text"/>
    <style:style style:name="T39_36" style:family="text">
      <style:text-properties fo:color="#1155cc" style:text-underline-style="solid" style:text-underline-color="font-color"/>
    </style:style>
    <style:style style:name="T39_37" style:family="text"/>
    <style:style style:name="T39_38" style:family="text">
      <style:text-properties fo:color="#1155cc" style:text-underline-style="solid" style:text-underline-color="font-color"/>
    </style:style>
    <style:style style:name="T39_39" style:family="text"/>
    <style:style style:name="T39_40" style:family="text">
      <style:text-properties fo:color="#1155cc" style:text-underline-style="solid" style:text-underline-color="font-color"/>
    </style:style>
    <style:style style:name="T39_41" style:family="text"/>
    <style:style style:name="T39_42" style:family="text">
      <style:text-properties fo:color="#1155cc" style:text-underline-style="solid" style:text-underline-color="font-color"/>
    </style:style>
    <style:style style:name="T39_43" style:family="text"/>
    <style:style style:name="T39_44" style:family="text">
      <style:text-properties fo:color="#1155cc" style:text-underline-style="solid" style:text-underline-color="font-color"/>
    </style:style>
    <style:style style:name="T39_45" style:family="text"/>
    <style:style style:name="T39_46" style:family="text">
      <style:text-properties fo:color="#1155cc" style:text-underline-style="solid" style:text-underline-color="font-color"/>
    </style:style>
    <style:style style:name="T39_47" style:family="text"/>
    <style:style style:name="T39_48" style:family="text">
      <style:text-properties fo:color="#1155cc" style:text-underline-style="solid" style:text-underline-color="font-color"/>
    </style:style>
    <style:style style:name="T39_49" style:family="text"/>
    <style:style style:name="T39_50" style:family="text">
      <style:text-properties fo:color="#1155cc" style:text-underline-style="solid" style:text-underline-color="font-color"/>
    </style:style>
    <style:style style:name="T39_51" style:family="text"/>
    <style:style style:name="T39_52" style:family="text">
      <style:text-properties fo:color="#1155cc" style:text-underline-style="solid" style:text-underline-color="font-color"/>
    </style:style>
    <style:style style:name="T39_53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>
      <style:text-properties fo:color="#1155cc" style:text-underline-style="solid" style:text-underline-color="font-color"/>
    </style:style>
    <style:style style:name="T41_27" style:family="text"/>
    <style:style style:name="T41_28" style:family="text">
      <style:text-properties fo:color="#1155cc" style:text-underline-style="solid" style:text-underline-color="font-color"/>
    </style:style>
    <style:style style:name="T41_29" style:family="text"/>
    <style:style style:name="T41_30" style:family="text">
      <style:text-properties fo:color="#1155cc" style:text-underline-style="solid" style:text-underline-color="font-color"/>
    </style:style>
    <style:style style:name="T41_31" style:family="text"/>
    <style:style style:name="T41_32" style:family="text">
      <style:text-properties fo:color="#1155cc" style:text-underline-style="solid" style:text-underline-color="font-color"/>
    </style:style>
    <style:style style:name="T41_33" style:family="text"/>
    <style:style style:name="T41_34" style:family="text">
      <style:text-properties fo:color="#1155cc" style:text-underline-style="solid" style:text-underline-color="font-color"/>
    </style:style>
    <style:style style:name="T41_35" style:family="text"/>
    <style:style style:name="T41_36" style:family="text">
      <style:text-properties fo:color="#1155cc" style:text-underline-style="solid" style:text-underline-color="font-color"/>
    </style:style>
    <style:style style:name="T41_37" style:family="text"/>
    <style:style style:name="T41_38" style:family="text">
      <style:text-properties fo:color="#1155cc" style:text-underline-style="solid" style:text-underline-color="font-color"/>
    </style:style>
    <style:style style:name="T41_39" style:family="text"/>
    <style:style style:name="T41_40" style:family="text">
      <style:text-properties fo:color="#1155cc" style:text-underline-style="solid" style:text-underline-color="font-color"/>
    </style:style>
    <style:style style:name="T41_41" style:family="text"/>
    <style:style style:name="T41_42" style:family="text">
      <style:text-properties fo:color="#1155cc" style:text-underline-style="solid" style:text-underline-color="font-color"/>
    </style:style>
    <style:style style:name="T41_43" style:family="text"/>
    <style:style style:name="T41_44" style:family="text">
      <style:text-properties fo:color="#1155cc" style:text-underline-style="solid" style:text-underline-color="font-color"/>
    </style:style>
    <style:style style:name="T41_45" style:family="text"/>
    <style:style style:name="T41_46" style:family="text">
      <style:text-properties fo:color="#1155cc" style:text-underline-style="solid" style:text-underline-color="font-color"/>
    </style:style>
    <style:style style:name="T41_47" style:family="text"/>
    <style:style style:name="T41_48" style:family="text">
      <style:text-properties fo:color="#1155cc" style:text-underline-style="solid" style:text-underline-color="font-color"/>
    </style:style>
    <style:style style:name="T41_49" style:family="text"/>
    <style:style style:name="T41_50" style:family="text">
      <style:text-properties fo:color="#1155cc" style:text-underline-style="solid" style:text-underline-color="font-color"/>
    </style:style>
    <style:style style:name="T41_51" style:family="text"/>
    <style:style style:name="T41_52" style:family="text">
      <style:text-properties fo:color="#1155cc" style:text-underline-style="solid" style:text-underline-color="font-color"/>
    </style:style>
    <style:style style:name="T41_53" style:family="text"/>
    <style:style style:name="T41_54" style:family="text">
      <style:text-properties fo:color="#1155cc" style:text-underline-style="solid" style:text-underline-color="font-color"/>
    </style:style>
    <style:style style:name="T41_55" style:family="text"/>
    <style:style style:name="T41_56" style:family="text">
      <style:text-properties fo:color="#1155cc" style:text-underline-style="solid" style:text-underline-color="font-color"/>
    </style:style>
    <style:style style:name="T41_57" style:family="text"/>
    <style:style style:name="T41_58" style:family="text">
      <style:text-properties fo:color="#1155cc" style:text-underline-style="solid" style:text-underline-color="font-color"/>
    </style:style>
    <style:style style:name="T41_59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>
      <style:text-properties fo:color="#1155cc" style:text-underline-style="solid" style:text-underline-color="font-color"/>
    </style:style>
    <style:style style:name="T43_33" style:family="text"/>
    <style:style style:name="T43_34" style:family="text">
      <style:text-properties fo:color="#1155cc" style:text-underline-style="solid" style:text-underline-color="font-color"/>
    </style:style>
    <style:style style:name="T43_35" style:family="text"/>
    <style:style style:name="T43_36" style:family="text">
      <style:text-properties fo:color="#1155cc" style:text-underline-style="solid" style:text-underline-color="font-color"/>
    </style:style>
    <style:style style:name="T43_37" style:family="text"/>
    <style:style style:name="T43_38" style:family="text">
      <style:text-properties fo:color="#1155cc" style:text-underline-style="solid" style:text-underline-color="font-color"/>
    </style:style>
    <style:style style:name="T43_39" style:family="text"/>
    <style:style style:name="T43_40" style:family="text">
      <style:text-properties fo:color="#1155cc" style:text-underline-style="solid" style:text-underline-color="font-color"/>
    </style:style>
    <style:style style:name="T43_41" style:family="text"/>
    <style:style style:name="T43_42" style:family="text">
      <style:text-properties fo:color="#1155cc" style:text-underline-style="solid" style:text-underline-color="font-color"/>
    </style:style>
    <style:style style:name="T43_43" style:family="text"/>
    <style:style style:name="T43_44" style:family="text">
      <style:text-properties fo:color="#1155cc" style:text-underline-style="solid" style:text-underline-color="font-color"/>
    </style:style>
    <style:style style:name="T43_45" style:family="text"/>
    <style:style style:name="T43_46" style:family="text">
      <style:text-properties fo:color="#1155cc" style:text-underline-style="solid" style:text-underline-color="font-color"/>
    </style:style>
    <style:style style:name="T43_47" style:family="text"/>
    <style:style style:name="T43_48" style:family="text">
      <style:text-properties fo:color="#1155cc" style:text-underline-style="solid" style:text-underline-color="font-color"/>
    </style:style>
    <style:style style:name="T43_49" style:family="text"/>
    <style:style style:name="T43_50" style:family="text">
      <style:text-properties fo:color="#1155cc" style:text-underline-style="solid" style:text-underline-color="font-color"/>
    </style:style>
    <style:style style:name="T43_51" style:family="text"/>
    <style:style style:name="T43_52" style:family="text">
      <style:text-properties fo:color="#1155cc" style:text-underline-style="solid" style:text-underline-color="font-color"/>
    </style:style>
    <style:style style:name="T43_53" style:family="text"/>
    <style:style style:name="T43_54" style:family="text">
      <style:text-properties fo:color="#1155cc" style:text-underline-style="solid" style:text-underline-color="font-color"/>
    </style:style>
    <style:style style:name="T43_55" style:family="text"/>
    <style:style style:name="T43_56" style:family="text">
      <style:text-properties fo:color="#1155cc" style:text-underline-style="solid" style:text-underline-color="font-color"/>
    </style:style>
    <style:style style:name="T43_57" style:family="text"/>
    <style:style style:name="T43_58" style:family="text">
      <style:text-properties fo:color="#1155cc" style:text-underline-style="solid" style:text-underline-color="font-color"/>
    </style:style>
    <style:style style:name="T43_59" style:family="text"/>
    <style:style style:name="T43_60" style:family="text">
      <style:text-properties fo:color="#1155cc" style:text-underline-style="solid" style:text-underline-color="font-color"/>
    </style:style>
    <style:style style:name="T43_61" style:family="text"/>
    <style:style style:name="T43_62" style:family="text">
      <style:text-properties fo:color="#1155cc" style:text-underline-style="solid" style:text-underline-color="font-color"/>
    </style:style>
    <style:style style:name="T43_63" style:family="text"/>
    <style:style style:name="T43_64" style:family="text">
      <style:text-properties fo:color="#1155cc" style:text-underline-style="solid" style:text-underline-color="font-color"/>
    </style:style>
    <style:style style:name="T43_65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P50" style:family="paragraph" style:parent-style-name="Standard">
      <style:paragraph-properties fo:break-before="page" fo:line-height="115%" style:writing-mode="lr-tb"/>
    </style:style>
    <style:style style:name="T50_1" style:family="text">
      <style:text-properties fo:font-weight="bold" style:font-weight-asian="bold" style:font-weight-complex="bold"/>
    </style:style>
    <style:style style:name="T50_2" style:family="text">
      <style:text-properties fo:font-weight="bold" style:font-weight-asian="bold" style:font-weight-complex="bold"/>
    </style:style>
    <style:style style:name="T50_3" style:family="text">
      <style:text-properties fo:font-weight="bold" style:font-weight-asian="bold" style:font-weight-complex="bold"/>
    </style:style>
    <style:style style:name="T50_4" style:family="text">
      <style:text-properties fo:font-weight="bold" style:font-weight-asian="bold" style:font-weight-complex="bold"/>
    </style:style>
    <style:style style:name="T50_5" style:family="text">
      <style:text-properties fo:font-weight="bold" style:font-weight-asian="bold" style:font-weight-complex="bold"/>
    </style:style>
    <style:style style:name="T50_6" style:family="text">
      <style:text-properties fo:font-weight="bold" style:font-weight-asian="bold" style:font-weight-complex="bold"/>
    </style:style>
    <style:style style:name="P5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P58" style:family="paragraph" style:parent-style-name="Standard">
      <style:paragraph-properties fo:break-before="auto" fo:line-height="115%" fo:margin-top="0cm" fo:margin-bottom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T58_20" style:family="text"/>
    <style:style style:name="T58_21" style:family="text"/>
    <style:style style:name="T58_22" style:family="text"/>
    <style:style style:name="T58_23" style:family="text"/>
    <style:style style:name="T58_24" style:family="text"/>
    <style:style style:name="T58_25" style:family="text"/>
    <style:style style:name="T58_26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P65" style:family="paragraph" style:parent-style-name="Standard">
      <style:paragraph-properties fo:break-before="page" fo:line-height="115%" style:writing-mode="lr-tb"/>
    </style:style>
    <style:style style:name="T65_1" style:family="text">
      <style:text-properties fo:font-weight="bold" style:font-weight-asian="bold" style:font-weight-complex="bold"/>
    </style:style>
    <style:style style:name="T65_2" style:family="text">
      <style:text-properties fo:font-weight="bold" style:font-weight-asian="bold" style:font-weight-complex="bold"/>
    </style:style>
    <style:style style:name="T65_3" style:family="text">
      <style:text-properties fo:font-weight="bold" style:font-weight-asian="bold" style:font-weight-complex="bold"/>
    </style:style>
    <style:style style:name="T65_4" style:family="text">
      <style:text-properties fo:font-weight="bold" style:font-weight-asian="bold" style:font-weight-complex="bold"/>
    </style:style>
    <style:style style:name="P66" style:family="paragraph" style:parent-style-name="Standard">
      <style:paragraph-properties fo:break-before="page" fo:line-height="115%" style:writing-mode="lr-tb"/>
    </style:style>
    <style:style style:name="T66_1" style:family="text">
      <style:text-properties fo:font-weight="bold" style:font-weight-asian="bold" style:font-weight-complex="bold"/>
    </style:style>
    <style:style style:name="T66_2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page" fo:line-height="115%" style:writing-mode="lr-tb"/>
    </style:style>
    <style:style style:name="T67_1" style:family="text">
      <style:text-properties fo:font-weight="bold" style:font-weight-asian="bold" style:font-weight-complex="bold"/>
    </style:style>
    <style:style style:name="T67_2" style:family="text">
      <style:text-properties fo:font-weight="bold" style:font-weight-asian="bold" style:font-weight-complex="bold"/>
    </style:style>
    <style:style style:name="T67_3" style:family="text">
      <style:text-properties fo:font-weight="bold" style:font-weight-asian="bold" style:font-weight-complex="bold"/>
    </style:style>
    <style:style style:name="T67_4" style:family="text">
      <style:text-properties fo:font-weight="bold" style:font-weight-asian="bold" style:font-weight-complex="bold"/>
    </style:style>
    <style:style style:name="T67_5" style:family="text">
      <style:text-properties fo:font-weight="bold" style:font-weight-asian="bold" style:font-weight-complex="bold"/>
    </style:style>
    <style:style style:name="T67_6" style:family="text">
      <style:text-properties fo:font-weight="bold" style:font-weight-asian="bold" style:font-weight-complex="bold"/>
    </style:style>
    <style:style style:name="T67_7" style:family="text">
      <style:text-properties fo:font-weight="bold" style:font-weight-asian="bold" style:font-weight-complex="bold"/>
    </style:style>
    <style:style style:name="T67_8" style:family="text">
      <style:text-properties fo:font-weight="bold" style:font-weight-asian="bold" style:font-weight-complex="bold"/>
    </style:style>
    <style:style style:name="T67_9" style:family="text">
      <style:text-properties fo:font-weight="bold" style:font-weight-asian="bold" style:font-weight-complex="bold"/>
    </style:style>
    <style:style style:name="T67_10" style:family="text">
      <style:text-properties fo:font-weight="bold" style:font-weight-asian="bold" style:font-weight-complex="bold"/>
    </style:style>
    <style:style style:name="T67_11" style:family="text"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page" fo:line-height="115%" style:writing-mode="lr-tb"/>
    </style:style>
    <style:style style:name="T68_1" style:family="text">
      <style:text-properties fo:font-weight="bold" style:font-weight-asian="bold" style:font-weight-complex="bold"/>
    </style:style>
    <style:style style:name="T68_2" style:family="text">
      <style:text-properties fo:font-weight="bold" style:font-weight-asian="bold" style:font-weight-complex="bold"/>
    </style:style>
    <style:style style:name="T68_3" style:family="text">
      <style:text-properties fo:font-weight="bold" style:font-weight-asian="bold" style:font-weight-complex="bold"/>
    </style:style>
    <style:style style:name="T68_4" style:family="text">
      <style:text-properties fo:font-weight="bold" style:font-weight-asian="bold" style:font-weight-complex="bold"/>
    </style:style>
    <style:style style:name="T68_5" style:family="text">
      <style:text-properties fo:font-weight="bold" style:font-weight-asian="bold" style:font-weight-complex="bold"/>
    </style:style>
    <style:style style:name="T68_6" style:family="text">
      <style:text-properties fo:font-weight="bold" style:font-weight-asian="bold" style:font-weight-complex="bold"/>
    </style:style>
    <style:style style:name="T68_7" style:family="text">
      <style:text-properties fo:font-weight="bold" style:font-weight-asian="bold" style:font-weight-complex="bold"/>
    </style:style>
    <style:style style:name="T68_8" style:family="text">
      <style:text-properties fo:font-weight="bold" style:font-weight-asian="bold" style:font-weight-complex="bold"/>
    </style:style>
    <style:style style:name="T68_9" style:family="text">
      <style:text-properties fo:font-weight="bold" style:font-weight-asian="bold" style:font-weight-complex="bold"/>
    </style:style>
    <style:style style:name="T68_10" style:family="text">
      <style:text-properties fo:font-weight="bold" style:font-weight-asian="bold" style:font-weight-complex="bold"/>
    </style:style>
    <style:style style:name="T68_11" style:family="text">
      <style:text-properties fo:font-weight="bold" style:font-weight-asian="bold" style:font-weight-complex="bold"/>
    </style:style>
    <style:style style:name="P69" style:family="paragraph" style:parent-style-name="Standard">
      <style:paragraph-properties fo:break-before="page" fo:line-height="115%" style:writing-mode="lr-tb"/>
    </style:style>
    <style:style style:name="T69_1" style:family="text">
      <style:text-properties fo:font-weight="bold" style:font-weight-asian="bold" style:font-weight-complex="bold"/>
    </style:style>
    <style:style style:name="T69_2" style:family="text">
      <style:text-properties fo:font-weight="bold" style:font-weight-asian="bold" style:font-weight-complex="bold"/>
    </style:style>
    <style:style style:name="T69_3" style:family="text">
      <style:text-properties fo:font-weight="bold" style:font-weight-asian="bold" style:font-weight-complex="bold"/>
    </style:style>
    <style:style style:name="T69_4" style:family="text">
      <style:text-properties fo:font-weight="bold" style:font-weight-asian="bold" style:font-weight-complex="bold"/>
    </style:style>
    <style:style style:name="T69_5" style:family="text">
      <style:text-properties fo:font-weight="bold" style:font-weight-asian="bold" style:font-weight-complex="bold"/>
    </style:style>
    <style:style style:name="T69_6" style:family="text">
      <style:text-properties fo:font-weight="bold" style:font-weight-asian="bold" style:font-weight-complex="bold"/>
    </style:style>
    <style:style style:name="T69_7" style:family="text">
      <style:text-properties fo:font-weight="bold" style:font-weight-asian="bold" style:font-weight-complex="bold"/>
    </style:style>
    <style:style style:name="P7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Dekū</text:span></text:p>
      <text:p text:style-name="P2"><text:span text:style-name="T2_1">Code</text:span><text:span text:style-name="T2_2"><text:s/></text:span><text:span text:style-name="T2_3">Inspection</text:span><text:span text:style-name="T2_4"><text:s/></text:span><text:span text:style-name="T2_5">Report</text:span></text:p>
      <text:p text:style-name="P3"/>
      <text:p text:style-name="P4"><text:span text:style-name="T4_1">Table</text:span><text:span text:style-name="T4_2"><text:s/></text:span><text:span text:style-name="T4_3">of</text:span><text:span text:style-name="T4_4"><text:s/></text:span><text:span text:style-name="T4_5">Contents</text:span></text:p>
      <text:p text:style-name="P5"/>
      <text:p text:style-name="P6"><text:span text:style-name="T6_1">1.<text:s/></text:span><text:span text:style-name="T6_2">Introduction</text:span></text:p>
      <text:p text:style-name="P7"/>
      <text:p text:style-name="P8"><text:span text:style-name="T8_1">1.1<text:s/></text:span><text:span text:style-name="T8_2">Purpose</text:span><text:span text:style-name="T8_3"><text:s/></text:span><text:span text:style-name="T8_4">of</text:span><text:span text:style-name="T8_5"><text:s/></text:span><text:span text:style-name="T8_6">This</text:span><text:span text:style-name="T8_7"><text:s/></text:span><text:span text:style-name="T8_8">Document</text:span></text:p>
      <text:p text:style-name="P9"><text:span text:style-name="T9_1">1.2<text:s/></text:span><text:span text:style-name="T9_2">References</text:span></text:p>
      <text:p text:style-name="P10"><text:span text:style-name="T10_1">1.3<text:s/></text:span><text:span text:style-name="T10_2">Coding</text:span><text:span text:style-name="T10_3"><text:s/></text:span><text:span text:style-name="T10_4">and</text:span><text:span text:style-name="T10_5"><text:s/></text:span><text:span text:style-name="T10_6">Commenting</text:span><text:span text:style-name="T10_7"><text:s/></text:span><text:span text:style-name="T10_8">Conventions</text:span></text:p>
      <text:p text:style-name="P11"><text:span text:style-name="T11_1">1.4<text:s/></text:span><text:span text:style-name="T11_2">Defect</text:span><text:span text:style-name="T11_3"><text:s/></text:span><text:span text:style-name="T11_4">Checklist</text:span></text:p>
      <text:p text:style-name="P12"/>
      <text:p text:style-name="P13"><text:span text:style-name="T13_1">2.<text:s/></text:span><text:span text:style-name="T13_2">Code</text:span><text:span text:style-name="T13_3"><text:s/></text:span><text:span text:style-name="T13_4">Inspection</text:span><text:span text:style-name="T13_5"><text:s/></text:span><text:span text:style-name="T13_6">Process</text:span></text:p>
      <text:p text:style-name="P14"/>
      <text:p text:style-name="P15"><text:span text:style-name="T15_1">2.1<text:s/></text:span><text:span text:style-name="T15_2">Description</text:span></text:p>
      <text:p text:style-name="P16"><text:span text:style-name="T16_1">2.2<text:s/></text:span><text:span text:style-name="T16_2">Impressions</text:span><text:span text:style-name="T16_3"><text:s/></text:span><text:span text:style-name="T16_4">of</text:span><text:span text:style-name="T16_5"><text:s/></text:span><text:span text:style-name="T16_6">the</text:span><text:span text:style-name="T16_7"><text:s/></text:span><text:span text:style-name="T16_8">Process</text:span></text:p>
      <text:p text:style-name="P17"><text:span text:style-name="T17_1">2.3<text:s/></text:span><text:span text:style-name="T17_2">Inspection</text:span><text:span text:style-name="T17_3"><text:s/></text:span><text:span text:style-name="T17_4">Meetings</text:span></text:p>
      <text:p text:style-name="P18"/>
      <text:p text:style-name="P19"><text:span text:style-name="T19_1">3.<text:s/></text:span><text:span text:style-name="T19_2">Modules</text:span><text:span text:style-name="T19_3"><text:s/></text:span><text:span text:style-name="T19_4">Inspected</text:span></text:p>
      <text:p text:style-name="P20"/>
      <text:p text:style-name="P21"><text:span text:style-name="T21_1">4.<text:s/></text:span><text:span text:style-name="T21_2">Defects</text:span></text:p>
      <text:p text:style-name="P22"/>
      <text:p text:style-name="P23"><text:span text:style-name="T23_1">Appendix</text:span><text:span text:style-name="T23_2"><text:s/></text:span><text:span text:style-name="T23_3">A</text:span><text:span text:style-name="T23_4"><text:s/>-<text:s/></text:span><text:span text:style-name="T23_5">Coding</text:span><text:span text:style-name="T23_6"><text:s/></text:span><text:span text:style-name="T23_7">and</text:span><text:span text:style-name="T23_8"><text:s/></text:span><text:span text:style-name="T23_9">Commenting</text:span><text:span text:style-name="T23_10"><text:s/></text:span><text:span text:style-name="T23_11">Conventions</text:span></text:p>
      <text:p text:style-name="P24"/>
      <text:p text:style-name="P25"><text:span text:style-name="T25_1">Appendix</text:span><text:span text:style-name="T25_2"><text:s/></text:span><text:span text:style-name="T25_3">B</text:span><text:span text:style-name="T25_4"><text:s/>-<text:s/></text:span><text:span text:style-name="T25_5">Peer</text:span><text:span text:style-name="T25_6"><text:s/></text:span><text:span text:style-name="T25_7">Review</text:span><text:span text:style-name="T25_8"><text:s/></text:span><text:span text:style-name="T25_9">Sign</text:span><text:span text:style-name="T25_10">-</text:span><text:span text:style-name="T25_11">off</text:span></text:p>
      <text:p text:style-name="P26"/>
      <text:p text:style-name="P27"><text:span text:style-name="T27_1">Appendix</text:span><text:span text:style-name="T27_2"><text:s/></text:span><text:span text:style-name="T27_3">C</text:span><text:span text:style-name="T27_4"><text:s/>-<text:s/></text:span><text:span text:style-name="T27_5">Document</text:span><text:span text:style-name="T27_6"><text:s/></text:span><text:span text:style-name="T27_7">Contributions</text:span></text:p>
      <text:p text:style-name="P28"><text:span text:style-name="T28_1">1.<text:s/></text:span><text:span text:style-name="T28_2">Introduction</text:span></text:p>
      <text:p text:style-name="P29"/>
      <text:p text:style-name="P30"><text:span text:style-name="T30_1"><text:tab/>1.1<text:s/></text:span><text:span text:style-name="T30_2">Purpose</text:span><text:span text:style-name="T30_3"><text:s/></text:span><text:span text:style-name="T30_4">of</text:span><text:span text:style-name="T30_5"><text:s/></text:span><text:span text:style-name="T30_6">This</text:span><text:span text:style-name="T30_7"><text:s/></text:span><text:span text:style-name="T30_8">Document</text:span></text:p>
      <text:p text:style-name="P31"><text:span text:style-name="T31_1">This</text:span><text:span text:style-name="T31_2"><text:s/></text:span><text:span text:style-name="T31_3">document</text:span><text:span text:style-name="T31_4"><text:s/></text:span><text:span text:style-name="T31_5">serves</text:span><text:span text:style-name="T31_6"><text:s/></text:span><text:span text:style-name="T31_7">two</text:span><text:span text:style-name="T31_8"><text:s/></text:span><text:span text:style-name="T31_9">primary</text:span><text:span text:style-name="T31_10"><text:s/></text:span><text:span text:style-name="T31_11">functions</text:span><text:span text:style-name="T31_12">.<text:s/></text:span><text:span text:style-name="T31_13">First</text:span><text:span text:style-name="T31_14">,<text:s/></text:span><text:span text:style-name="T31_15">the</text:span><text:span text:style-name="T31_16"><text:s/></text:span><text:span text:style-name="T31_17">document</text:span><text:span text:style-name="T31_18"><text:s/></text:span><text:span text:style-name="T31_19">contains</text:span><text:span text:style-name="T31_20"><text:s/></text:span><text:span text:style-name="T31_21">the</text:span><text:span text:style-name="T31_22"><text:s/></text:span><text:span text:style-name="T31_23">coding</text:span><text:span text:style-name="T31_24"><text:s/></text:span><text:span text:style-name="T31_25">and</text:span><text:span text:style-name="T31_26"><text:s/></text:span><text:span text:style-name="T31_27">commenting</text:span><text:span text:style-name="T31_28"><text:s/></text:span><text:span text:style-name="T31_29">conventions</text:span><text:span text:style-name="T31_30"><text:s/></text:span><text:span text:style-name="T31_31">of</text:span><text:span text:style-name="T31_32"><text:s/></text:span><text:span text:style-name="T31_33">Dekū</text:span><text:span text:style-name="T31_34">,<text:s/></text:span><text:span text:style-name="T31_35">for</text:span><text:span text:style-name="T31_36"><text:s/></text:span><text:span text:style-name="T31_37">use</text:span><text:span text:style-name="T31_38"><text:s/></text:span><text:span text:style-name="T31_39">by</text:span><text:span text:style-name="T31_40"><text:s/></text:span><text:span text:style-name="T31_41">the</text:span><text:span text:style-name="T31_42"><text:s/></text:span><text:span text:style-name="T31_43">current</text:span><text:span text:style-name="T31_44"><text:s/></text:span><text:span text:style-name="T31_45">engineering</text:span><text:span text:style-name="T31_46"><text:s/></text:span><text:span text:style-name="T31_47">team</text:span><text:span text:style-name="T31_48">,<text:s/></text:span><text:span text:style-name="T31_49">as</text:span><text:span text:style-name="T31_50"><text:s/></text:span><text:span text:style-name="T31_51">well</text:span><text:span text:style-name="T31_52"><text:s/></text:span><text:span text:style-name="T31_53">as</text:span><text:span text:style-name="T31_54"><text:s/></text:span><text:span text:style-name="T31_55">any</text:span><text:span text:style-name="T31_56"><text:s/></text:span><text:span text:style-name="T31_57">future</text:span><text:span text:style-name="T31_58"><text:s/></text:span><text:span text:style-name="T31_59">maintainers</text:span><text:span text:style-name="T31_60">.<text:s/></text:span><text:span text:style-name="T31_61">Second</text:span><text:span text:style-name="T31_62">,<text:s/></text:span><text:span text:style-name="T31_63">this</text:span><text:span text:style-name="T31_64"><text:s/></text:span><text:span text:style-name="T31_65">document</text:span><text:span text:style-name="T31_66"><text:s/></text:span><text:span text:style-name="T31_67">also</text:span><text:span text:style-name="T31_68"><text:s/></text:span><text:span text:style-name="T31_69">serves</text:span><text:span text:style-name="T31_70"><text:s/></text:span><text:span text:style-name="T31_71">as</text:span><text:span text:style-name="T31_72"><text:s/></text:span><text:span text:style-name="T31_73">a</text:span><text:span text:style-name="T31_74"><text:s/></text:span><text:span text:style-name="T31_75">log</text:span><text:span text:style-name="T31_76"><text:s/></text:span><text:span text:style-name="T31_77">for</text:span><text:span text:style-name="T31_78"><text:s/></text:span><text:span text:style-name="T31_79">the</text:span><text:span text:style-name="T31_80"><text:s/></text:span><text:span text:style-name="T31_81">code</text:span><text:span text:style-name="T31_82"><text:s/></text:span><text:span text:style-name="T31_83">inspection</text:span><text:span text:style-name="T31_84"><text:s/></text:span><text:span text:style-name="T31_85">process</text:span><text:span text:style-name="T31_86"><text:s/></text:span><text:span text:style-name="T31_87">and</text:span><text:span text:style-name="T31_88"><text:s/></text:span><text:span text:style-name="T31_89">ensures</text:span><text:span text:style-name="T31_90"><text:s/></text:span><text:span text:style-name="T31_91">that</text:span><text:span text:style-name="T31_92"><text:s/></text:span><text:span text:style-name="T31_93">modules</text:span><text:span text:style-name="T31_94"><text:s/></text:span><text:span text:style-name="T31_95">have</text:span><text:span text:style-name="T31_96"><text:s/></text:span><text:span text:style-name="T31_97">been</text:span><text:span text:style-name="T31_98"><text:s/></text:span><text:span text:style-name="T31_99">reviewed</text:span><text:span text:style-name="T31_100">.<text:s/></text:span><text:span text:style-name="T31_101">The</text:span><text:span text:style-name="T31_102"><text:s/></text:span><text:span text:style-name="T31_103">primary</text:span><text:span text:style-name="T31_104"><text:s/></text:span><text:span text:style-name="T31_105">audience</text:span><text:span text:style-name="T31_106"><text:s/></text:span><text:span text:style-name="T31_107">for</text:span><text:span text:style-name="T31_108"><text:s/></text:span><text:span text:style-name="T31_109">this</text:span><text:span text:style-name="T31_110"><text:s/></text:span><text:span text:style-name="T31_111">application</text:span><text:span text:style-name="T31_112"><text:s/></text:span><text:span text:style-name="T31_113">is</text:span><text:span text:style-name="T31_114"><text:s/></text:span><text:span text:style-name="T31_115">the</text:span><text:span text:style-name="T31_116"><text:s/></text:span><text:span text:style-name="T31_117">Dekū</text:span><text:span text:style-name="T31_118"><text:s/></text:span><text:span text:style-name="T31_119">engineering</text:span><text:span text:style-name="T31_120"><text:s/></text:span><text:span text:style-name="T31_121">team</text:span><text:span text:style-name="T31_122">,<text:s/></text:span><text:span text:style-name="T31_123">and</text:span><text:span text:style-name="T31_124"><text:s/></text:span><text:span text:style-name="T31_125">the</text:span><text:span text:style-name="T31_126"><text:s/></text:span><text:span text:style-name="T31_127">secondary</text:span><text:span text:style-name="T31_128"><text:s/></text:span><text:span text:style-name="T31_129">audience</text:span><text:span text:style-name="T31_130"><text:s/></text:span><text:span text:style-name="T31_131">is</text:span><text:span text:style-name="T31_132"><text:s/></text:span><text:span text:style-name="T31_133">the</text:span><text:span text:style-name="T31_134"><text:s/></text:span><text:span text:style-name="T31_135">customer</text:span><text:span text:style-name="T31_136">,<text:s/></text:span><text:span text:style-name="T31_137">Shawn</text:span><text:span text:style-name="T31_138"><text:s/></text:span><text:span text:style-name="T31_139">Squire</text:span><text:span text:style-name="T31_140">.</text:span></text:p>
      <text:p text:style-name="P32"/>
      <text:p text:style-name="P33"><text:span text:style-name="T33_1"><text:tab/>1.2<text:s/></text:span><text:span text:style-name="T33_2">References</text:span></text:p>
      <text:p text:style-name="P34"><text:span text:style-name="T34_1">This</text:span><text:span text:style-name="T34_2"><text:s/></text:span><text:span text:style-name="T34_3">document</text:span><text:span text:style-name="T34_4"><text:s/></text:span><text:span text:style-name="T34_5">primarily</text:span><text:span text:style-name="T34_6"><text:s/></text:span><text:span text:style-name="T34_7">concerns</text:span><text:span text:style-name="T34_8"><text:s/></text:span><text:span text:style-name="T34_9">coding</text:span><text:span text:style-name="T34_10"><text:s/></text:span><text:span text:style-name="T34_11">and</text:span><text:span text:style-name="T34_12"><text:s/></text:span><text:span text:style-name="T34_13">commenting</text:span><text:span text:style-name="T34_14"><text:s/></text:span><text:span text:style-name="T34_15">conventions</text:span><text:span text:style-name="T34_16">,<text:s/></text:span><text:span text:style-name="T34_17">and</text:span><text:span text:style-name="T34_18"><text:s/></text:span><text:span text:style-name="T34_19">code</text:span><text:span text:style-name="T34_20"><text:s/></text:span><text:span text:style-name="T34_21">inspection</text:span><text:span text:style-name="T34_22"><text:s/></text:span><text:span text:style-name="T34_23">logs</text:span><text:span text:style-name="T34_24">.<text:s/></text:span><text:span text:style-name="T34_25">For</text:span><text:span text:style-name="T34_26"><text:s/></text:span><text:span text:style-name="T34_27">greater</text:span><text:span text:style-name="T34_28"><text:s/></text:span><text:span text:style-name="T34_29">insight</text:span><text:span text:style-name="T34_30"><text:s/></text:span><text:span text:style-name="T34_31">into</text:span><text:span text:style-name="T34_32"><text:s/></text:span><text:span text:style-name="T34_33">the</text:span><text:span text:style-name="T34_34"><text:s/></text:span><text:span text:style-name="T34_35">requirements</text:span><text:span text:style-name="T34_36"><text:s/></text:span><text:span text:style-name="T34_37">of</text:span><text:span text:style-name="T34_38"><text:s/></text:span><text:span text:style-name="T34_39">the</text:span><text:span text:style-name="T34_40"><text:s/></text:span><text:span text:style-name="T34_41">application</text:span><text:span text:style-name="T34_42">,<text:s/></text:span><text:span text:style-name="T34_43">consult</text:span><text:span text:style-name="T34_44"><text:s/></text:span><text:span text:style-name="T34_45">the</text:span><text:span text:style-name="T34_46"><text:s/></text:span><text:span text:style-name="T34_47">SRS</text:span><text:span text:style-name="T34_48">.<text:s/></text:span><text:span text:style-name="T34_49">For</text:span><text:span text:style-name="T34_50"><text:s/></text:span><text:span text:style-name="T34_51">a</text:span><text:span text:style-name="T34_52"><text:s/></text:span><text:span text:style-name="T34_53">high</text:span><text:span text:style-name="T34_54"><text:s/></text:span><text:span text:style-name="T34_55">level</text:span><text:span text:style-name="T34_56"><text:s/></text:span><text:span text:style-name="T34_57">view</text:span><text:span text:style-name="T34_58"><text:s/></text:span><text:span text:style-name="T34_59">of</text:span><text:span text:style-name="T34_60"><text:s/></text:span><text:span text:style-name="T34_61">the</text:span><text:span text:style-name="T34_62"><text:s/></text:span><text:span text:style-name="T34_63">application</text:span><text:span text:style-name="T34_64"><text:s/></text:span><text:span text:style-name="T34_65">design</text:span><text:span text:style-name="T34_66">,<text:s/></text:span><text:span text:style-name="T34_67">consult</text:span><text:span text:style-name="T34_68"><text:s/></text:span><text:span text:style-name="T34_69">the</text:span><text:span text:style-name="T34_70"><text:s/></text:span><text:span text:style-name="T34_71">SDD</text:span><text:span text:style-name="T34_72">.</text:span></text:p>
      <text:p text:style-name="P35"/>
      <text:p text:style-name="P36"><text:span text:style-name="T36_1"><text:tab/>1.3<text:s/></text:span><text:span text:style-name="T36_2">Coding</text:span><text:span text:style-name="T36_3"><text:s/></text:span><text:span text:style-name="T36_4">and</text:span><text:span text:style-name="T36_5"><text:s/></text:span><text:span text:style-name="T36_6">Commenting</text:span><text:span text:style-name="T36_7"><text:s/></text:span><text:span text:style-name="T36_8">Conventions</text:span></text:p>
      <text:p text:style-name="P37"><text:span text:style-name="T37_1">Coding</text:span><text:span text:style-name="T37_2"><text:s/></text:span><text:span text:style-name="T37_3">and</text:span><text:span text:style-name="T37_4"><text:s/></text:span><text:span text:style-name="T37_5">commenting</text:span><text:span text:style-name="T37_6"><text:s/></text:span><text:span text:style-name="T37_7">conventions</text:span><text:span text:style-name="T37_8"><text:s/></text:span><text:span text:style-name="T37_9">for</text:span><text:span text:style-name="T37_10"><text:s/></text:span><text:span text:style-name="T37_11">this</text:span><text:span text:style-name="T37_12"><text:s/></text:span><text:span text:style-name="T37_13">project</text:span><text:span text:style-name="T37_14"><text:s/></text:span><text:span text:style-name="T37_15">are</text:span><text:span text:style-name="T37_16"><text:s/></text:span><text:span text:style-name="T37_17">language</text:span><text:span text:style-name="T37_18"><text:s/></text:span><text:span text:style-name="T37_19">dependent</text:span><text:span text:style-name="T37_20">.<text:s/></text:span><text:span text:style-name="T37_21">Throughout</text:span><text:span text:style-name="T37_22"><text:s/></text:span><text:span text:style-name="T37_23">the</text:span><text:span text:style-name="T37_24"><text:s/></text:span><text:span text:style-name="T37_25">project</text:span><text:span text:style-name="T37_26">,<text:s/></text:span><text:span text:style-name="T37_27">Python</text:span><text:span text:style-name="T37_28">,<text:s/></text:span><text:span text:style-name="T37_29">JavaScript</text:span><text:span text:style-name="T37_30">,<text:s/></text:span><text:span text:style-name="T37_31">HTML</text:span><text:span text:style-name="T37_32">,<text:s/></text:span><text:span text:style-name="T37_33">and</text:span><text:span text:style-name="T37_34"><text:s/></text:span><text:span text:style-name="T37_35">CSS</text:span><text:span text:style-name="T37_36"><text:s/></text:span><text:span text:style-name="T37_37">are</text:span><text:span text:style-name="T37_38"><text:s/></text:span><text:span text:style-name="T37_39">used</text:span><text:span text:style-name="T37_40">.<text:s/></text:span></text:p>
      <text:p text:style-name="P38"/>
      <text:p text:style-name="P39"><text:span text:style-name="T39_1">For</text:span><text:span text:style-name="T39_2"><text:s/></text:span><text:span text:style-name="T39_3">Python</text:span><text:span text:style-name="T39_4">,<text:s/></text:span><text:span text:style-name="T39_5">this</text:span><text:span text:style-name="T39_6"><text:s/></text:span><text:span text:style-name="T39_7">project</text:span><text:span text:style-name="T39_8"><text:s/></text:span><text:span text:style-name="T39_9">follows</text:span><text:span text:style-name="T39_10"><text:s/></text:span><text:span text:style-name="T39_11">the</text:span><text:span text:style-name="T39_12"><text:s/></text:span><text:span text:style-name="T39_13">Python</text:span><text:span text:style-name="T39_14"><text:s/></text:span><text:span text:style-name="T39_15">PEP</text:span><text:span text:style-name="T39_16">8<text:s/></text:span><text:span text:style-name="T39_17">Style</text:span><text:span text:style-name="T39_18"><text:s/></text:span><text:span text:style-name="T39_19">Guide</text:span><text:span text:style-name="T39_20">,<text:s/></text:span><text:span text:style-name="T39_21">available</text:span><text:span text:style-name="T39_22"><text:s/></text:span><text:span text:style-name="T39_23">at</text:span><text:span text:style-name="T39_24"><text:s/></text:span><text:span text:style-name="T39_25"><text:a xlink:type="simple" xlink:href="http://legacy.python.org/dev/peps/pep-0008/"><text:span text:style-name="T39_26">http</text:span></text:a></text:span><text:span text:style-name="T39_27"><text:a xlink:type="simple" xlink:href="http://legacy.python.org/dev/peps/pep-0008/"><text:span text:style-name="T39_28">://</text:span></text:a></text:span><text:span text:style-name="T39_29"><text:a xlink:type="simple" xlink:href="http://legacy.python.org/dev/peps/pep-0008/"><text:span text:style-name="T39_30">legacy</text:span></text:a></text:span><text:span text:style-name="T39_31"><text:a xlink:type="simple" xlink:href="http://legacy.python.org/dev/peps/pep-0008/"><text:span text:style-name="T39_32">.</text:span></text:a></text:span><text:span text:style-name="T39_33"><text:a xlink:type="simple" xlink:href="http://legacy.python.org/dev/peps/pep-0008/"><text:span text:style-name="T39_34">python</text:span></text:a></text:span><text:span text:style-name="T39_35"><text:a xlink:type="simple" xlink:href="http://legacy.python.org/dev/peps/pep-0008/"><text:span text:style-name="T39_36">.</text:span></text:a></text:span><text:span text:style-name="T39_37"><text:a xlink:type="simple" xlink:href="http://legacy.python.org/dev/peps/pep-0008/"><text:span text:style-name="T39_38">org</text:span></text:a></text:span><text:span text:style-name="T39_39"><text:a xlink:type="simple" xlink:href="http://legacy.python.org/dev/peps/pep-0008/"><text:span text:style-name="T39_40">/</text:span></text:a></text:span><text:span text:style-name="T39_41"><text:a xlink:type="simple" xlink:href="http://legacy.python.org/dev/peps/pep-0008/"><text:span text:style-name="T39_42">dev</text:span></text:a></text:span><text:span text:style-name="T39_43"><text:a xlink:type="simple" xlink:href="http://legacy.python.org/dev/peps/pep-0008/"><text:span text:style-name="T39_44">/</text:span></text:a></text:span><text:span text:style-name="T39_45"><text:a xlink:type="simple" xlink:href="http://legacy.python.org/dev/peps/pep-0008/"><text:span text:style-name="T39_46">peps</text:span></text:a></text:span><text:span text:style-name="T39_47"><text:a xlink:type="simple" xlink:href="http://legacy.python.org/dev/peps/pep-0008/"><text:span text:style-name="T39_48">/</text:span></text:a></text:span><text:span text:style-name="T39_49"><text:a xlink:type="simple" xlink:href="http://legacy.python.org/dev/peps/pep-0008/"><text:span text:style-name="T39_50">pep</text:span></text:a></text:span><text:span text:style-name="T39_51"><text:a xlink:type="simple" xlink:href="http://legacy.python.org/dev/peps/pep-0008/"><text:span text:style-name="T39_52">-0008/</text:span></text:a></text:span><text:span text:style-name="T39_53">.</text:span></text:p>
      <text:p text:style-name="P40"/>
      <text:p text:style-name="P41"><text:span text:style-name="T41_1">For</text:span><text:span text:style-name="T41_2"><text:s/></text:span><text:span text:style-name="T41_3">JavaScript</text:span><text:span text:style-name="T41_4">,<text:s/></text:span><text:span text:style-name="T41_5">this</text:span><text:span text:style-name="T41_6"><text:s/></text:span><text:span text:style-name="T41_7">project</text:span><text:span text:style-name="T41_8"><text:s/></text:span><text:span text:style-name="T41_9">follow</text:span><text:span text:style-name="T41_10"><text:s/></text:span><text:span text:style-name="T41_11">the</text:span><text:span text:style-name="T41_12"><text:s/></text:span><text:span text:style-name="T41_13">Google</text:span><text:span text:style-name="T41_14"><text:s/></text:span><text:span text:style-name="T41_15">JavaScript</text:span><text:span text:style-name="T41_16"><text:s/></text:span><text:span text:style-name="T41_17">Style</text:span><text:span text:style-name="T41_18"><text:s/></text:span><text:span text:style-name="T41_19">guide</text:span><text:span text:style-name="T41_20">,<text:s/></text:span><text:span text:style-name="T41_21">available</text:span><text:span text:style-name="T41_22"><text:s/></text:span><text:span text:style-name="T41_23">at</text:span><text:span text:style-name="T41_24"><text:s/></text:span><text:span text:style-name="T41_25"><text:a xlink:type="simple" xlink:href="https://google-styleguide.googlecode.com/svn/trunk/javascriptguide.xml"><text:span text:style-name="T41_26">https</text:span></text:a></text:span><text:span text:style-name="T41_27"><text:a xlink:type="simple" xlink:href="https://google-styleguide.googlecode.com/svn/trunk/javascriptguide.xml"><text:span text:style-name="T41_28">://</text:span></text:a></text:span><text:span text:style-name="T41_29"><text:a xlink:type="simple" xlink:href="https://google-styleguide.googlecode.com/svn/trunk/javascriptguide.xml"><text:span text:style-name="T41_30">google</text:span></text:a></text:span><text:span text:style-name="T41_31"><text:a xlink:type="simple" xlink:href="https://google-styleguide.googlecode.com/svn/trunk/javascriptguide.xml"><text:span text:style-name="T41_32">-</text:span></text:a></text:span><text:span text:style-name="T41_33"><text:a xlink:type="simple" xlink:href="https://google-styleguide.googlecode.com/svn/trunk/javascriptguide.xml"><text:span text:style-name="T41_34">styleguide</text:span></text:a></text:span><text:span text:style-name="T41_35"><text:a xlink:type="simple" xlink:href="https://google-styleguide.googlecode.com/svn/trunk/javascriptguide.xml"><text:span text:style-name="T41_36">.</text:span></text:a></text:span><text:span text:style-name="T41_37"><text:a xlink:type="simple" xlink:href="https://google-styleguide.googlecode.com/svn/trunk/javascriptguide.xml"><text:span text:style-name="T41_38">googlecode</text:span></text:a></text:span><text:span text:style-name="T41_39"><text:a xlink:type="simple" xlink:href="https://google-styleguide.googlecode.com/svn/trunk/javascriptguide.xml"><text:span text:style-name="T41_40">.</text:span></text:a></text:span><text:span text:style-name="T41_41"><text:a xlink:type="simple" xlink:href="https://google-styleguide.googlecode.com/svn/trunk/javascriptguide.xml"><text:span text:style-name="T41_42">com</text:span></text:a></text:span><text:span text:style-name="T41_43"><text:a xlink:type="simple" xlink:href="https://google-styleguide.googlecode.com/svn/trunk/javascriptguide.xml"><text:span text:style-name="T41_44">/</text:span></text:a></text:span><text:span text:style-name="T41_45"><text:a xlink:type="simple" xlink:href="https://google-styleguide.googlecode.com/svn/trunk/javascriptguide.xml"><text:span text:style-name="T41_46">svn</text:span></text:a></text:span><text:span text:style-name="T41_47"><text:a xlink:type="simple" xlink:href="https://google-styleguide.googlecode.com/svn/trunk/javascriptguide.xml"><text:span text:style-name="T41_48">/</text:span></text:a></text:span><text:span text:style-name="T41_49"><text:a xlink:type="simple" xlink:href="https://google-styleguide.googlecode.com/svn/trunk/javascriptguide.xml"><text:span text:style-name="T41_50">trunk</text:span></text:a></text:span><text:span text:style-name="T41_51"><text:a xlink:type="simple" xlink:href="https://google-styleguide.googlecode.com/svn/trunk/javascriptguide.xml"><text:span text:style-name="T41_52">/</text:span></text:a></text:span><text:span text:style-name="T41_53"><text:a xlink:type="simple" xlink:href="https://google-styleguide.googlecode.com/svn/trunk/javascriptguide.xml"><text:span text:style-name="T41_54">javascriptguide</text:span></text:a></text:span><text:span text:style-name="T41_55"><text:a xlink:type="simple" xlink:href="https://google-styleguide.googlecode.com/svn/trunk/javascriptguide.xml"><text:span text:style-name="T41_56">.</text:span></text:a></text:span><text:span text:style-name="T41_57"><text:a xlink:type="simple" xlink:href="https://google-styleguide.googlecode.com/svn/trunk/javascriptguide.xml"><text:span text:style-name="T41_58">xml</text:span></text:a></text:span><text:span text:style-name="T41_59">.</text:span></text:p>
      <text:p text:style-name="P42"/>
      <text:p text:style-name="P43"><text:span text:style-name="T43_1">For</text:span><text:span text:style-name="T43_2"><text:s/></text:span><text:span text:style-name="T43_3">HTML</text:span><text:span text:style-name="T43_4"><text:s/></text:span><text:span text:style-name="T43_5">and</text:span><text:span text:style-name="T43_6"><text:s/></text:span><text:span text:style-name="T43_7">CSS</text:span><text:span text:style-name="T43_8">,<text:s/></text:span><text:span text:style-name="T43_9">this</text:span><text:span text:style-name="T43_10"><text:s/></text:span><text:span text:style-name="T43_11">project</text:span><text:span text:style-name="T43_12"><text:s/></text:span><text:span text:style-name="T43_13">follows</text:span><text:span text:style-name="T43_14"><text:s/></text:span><text:span text:style-name="T43_15">the</text:span><text:span text:style-name="T43_16"><text:s/></text:span><text:span text:style-name="T43_17">Google</text:span><text:span text:style-name="T43_18"><text:s/></text:span><text:span text:style-name="T43_19">HTML</text:span><text:span text:style-name="T43_20">/</text:span><text:span text:style-name="T43_21">CSS</text:span><text:span text:style-name="T43_22"><text:s/></text:span><text:span text:style-name="T43_23">Style</text:span><text:span text:style-name="T43_24"><text:s/></text:span><text:span text:style-name="T43_25">Guide</text:span><text:span text:style-name="T43_26">,<text:s/></text:span><text:span text:style-name="T43_27">available</text:span><text:span text:style-name="T43_28"><text:s/></text:span><text:span text:style-name="T43_29">at</text:span><text:span text:style-name="T43_30"><text:s/></text:span><text:span text:style-name="T43_31"><text:a xlink:type="simple" xlink:href="https://google-styleguide.googlecode.com/svn/trunk/htmlcssguide.xml"><text:span text:style-name="T43_32">https</text:span></text:a></text:span><text:span text:style-name="T43_33"><text:a xlink:type="simple" xlink:href="https://google-styleguide.googlecode.com/svn/trunk/htmlcssguide.xml"><text:span text:style-name="T43_34">://</text:span></text:a></text:span><text:span text:style-name="T43_35"><text:a xlink:type="simple" xlink:href="https://google-styleguide.googlecode.com/svn/trunk/htmlcssguide.xml"><text:span text:style-name="T43_36">google</text:span></text:a></text:span><text:span text:style-name="T43_37"><text:a xlink:type="simple" xlink:href="https://google-styleguide.googlecode.com/svn/trunk/htmlcssguide.xml"><text:span text:style-name="T43_38">-</text:span></text:a></text:span><text:span text:style-name="T43_39"><text:a xlink:type="simple" xlink:href="https://google-styleguide.googlecode.com/svn/trunk/htmlcssguide.xml"><text:span text:style-name="T43_40">styleguide</text:span></text:a></text:span><text:span text:style-name="T43_41"><text:a xlink:type="simple" xlink:href="https://google-styleguide.googlecode.com/svn/trunk/htmlcssguide.xml"><text:span text:style-name="T43_42">.</text:span></text:a></text:span><text:span text:style-name="T43_43"><text:a xlink:type="simple" xlink:href="https://google-styleguide.googlecode.com/svn/trunk/htmlcssguide.xml"><text:span text:style-name="T43_44">googlecode</text:span></text:a></text:span><text:span text:style-name="T43_45"><text:a xlink:type="simple" xlink:href="https://google-styleguide.googlecode.com/svn/trunk/htmlcssguide.xml"><text:span text:style-name="T43_46">.</text:span></text:a></text:span><text:span text:style-name="T43_47"><text:a xlink:type="simple" xlink:href="https://google-styleguide.googlecode.com/svn/trunk/htmlcssguide.xml"><text:span text:style-name="T43_48">com</text:span></text:a></text:span><text:span text:style-name="T43_49"><text:a xlink:type="simple" xlink:href="https://google-styleguide.googlecode.com/svn/trunk/htmlcssguide.xml"><text:span text:style-name="T43_50">/</text:span></text:a></text:span><text:span text:style-name="T43_51"><text:a xlink:type="simple" xlink:href="https://google-styleguide.googlecode.com/svn/trunk/htmlcssguide.xml"><text:span text:style-name="T43_52">svn</text:span></text:a></text:span><text:span text:style-name="T43_53"><text:a xlink:type="simple" xlink:href="https://google-styleguide.googlecode.com/svn/trunk/htmlcssguide.xml"><text:span text:style-name="T43_54">/</text:span></text:a></text:span><text:span text:style-name="T43_55"><text:a xlink:type="simple" xlink:href="https://google-styleguide.googlecode.com/svn/trunk/htmlcssguide.xml"><text:span text:style-name="T43_56">trunk</text:span></text:a></text:span><text:span text:style-name="T43_57"><text:a xlink:type="simple" xlink:href="https://google-styleguide.googlecode.com/svn/trunk/htmlcssguide.xml"><text:span text:style-name="T43_58">/</text:span></text:a></text:span><text:span text:style-name="T43_59"><text:a xlink:type="simple" xlink:href="https://google-styleguide.googlecode.com/svn/trunk/htmlcssguide.xml"><text:span text:style-name="T43_60">htmlcssguide</text:span></text:a></text:span><text:span text:style-name="T43_61"><text:a xlink:type="simple" xlink:href="https://google-styleguide.googlecode.com/svn/trunk/htmlcssguide.xml"><text:span text:style-name="T43_62">.</text:span></text:a></text:span><text:span text:style-name="T43_63"><text:a xlink:type="simple" xlink:href="https://google-styleguide.googlecode.com/svn/trunk/htmlcssguide.xml"><text:span text:style-name="T43_64">xml</text:span></text:a></text:span><text:span text:style-name="T43_65">.</text:span></text:p>
      <text:p text:style-name="P44"/>
      <text:p text:style-name="P45"><text:span text:style-name="T45_1">As</text:span><text:span text:style-name="T45_2"><text:s/></text:span><text:span text:style-name="T45_3">an</text:span><text:span text:style-name="T45_4"><text:s/></text:span><text:span text:style-name="T45_5">extension</text:span><text:span text:style-name="T45_6"><text:s/></text:span><text:span text:style-name="T45_7">to</text:span><text:span text:style-name="T45_8"><text:s/></text:span><text:span text:style-name="T45_9">each</text:span><text:span text:style-name="T45_10"><text:s/></text:span><text:span text:style-name="T45_11">of</text:span><text:span text:style-name="T45_12"><text:s/></text:span><text:span text:style-name="T45_13">the</text:span><text:span text:style-name="T45_14"><text:s/></text:span><text:span text:style-name="T45_15">preceding</text:span><text:span text:style-name="T45_16"><text:s/></text:span><text:span text:style-name="T45_17">style</text:span><text:span text:style-name="T45_18"><text:s/></text:span><text:span text:style-name="T45_19">guidelines</text:span><text:span text:style-name="T45_20">,<text:s/></text:span><text:span text:style-name="T45_21">avoid</text:span><text:span text:style-name="T45_22"><text:s/></text:span><text:span text:style-name="T45_23">inline</text:span><text:span text:style-name="T45_24"><text:s/></text:span><text:span text:style-name="T45_25">comments</text:span><text:span text:style-name="T45_26">.</text:span></text:p>
      <text:p text:style-name="P46"/>
      <text:p text:style-name="P47"><text:span text:style-name="T47_1"><text:tab/>1.4<text:s/></text:span><text:span text:style-name="T47_2">Defect</text:span><text:span text:style-name="T47_3"><text:s/></text:span><text:span text:style-name="T47_4">Checklist</text:span></text:p>
      <text:p text:style-name="P48"><text:span text:style-name="T48_1">…</text:span></text:p>
      <text:p text:style-name="P49"/>
      <text:p text:style-name="P50"><text:span text:style-name="T50_1">2.<text:s/></text:span><text:span text:style-name="T50_2">Code</text:span><text:span text:style-name="T50_3"><text:s/></text:span><text:span text:style-name="T50_4">Inspection</text:span><text:span text:style-name="T50_5"><text:s/></text:span><text:span text:style-name="T50_6">Process</text:span></text:p>
      <text:p text:style-name="P51"/>
      <text:p text:style-name="P52"><text:span text:style-name="T52_1"><text:tab/>2.1<text:s/></text:span><text:span text:style-name="T52_2">Description</text:span></text:p>
      <text:p text:style-name="P53"/>
      <text:p text:style-name="P54"><text:span text:style-name="T54_1">During</text:span><text:span text:style-name="T54_2"><text:s/></text:span><text:span text:style-name="T54_3">the</text:span><text:span text:style-name="T54_4"><text:s/></text:span><text:span text:style-name="T54_5">development</text:span><text:span text:style-name="T54_6"><text:s/></text:span><text:span text:style-name="T54_7">process</text:span><text:span text:style-name="T54_8"><text:s/></text:span><text:span text:style-name="T54_9">of</text:span><text:span text:style-name="T54_10"><text:s/></text:span><text:span text:style-name="T54_11">this</text:span><text:span text:style-name="T54_12"><text:s/></text:span><text:span text:style-name="T54_13">application</text:span><text:span text:style-name="T54_14">,<text:s/></text:span><text:span text:style-name="T54_15">the</text:span><text:span text:style-name="T54_16"><text:s/></text:span><text:span text:style-name="T54_17">engineering</text:span><text:span text:style-name="T54_18"><text:s/></text:span><text:span text:style-name="T54_19">team</text:span><text:span text:style-name="T54_20"><text:s/></text:span><text:span text:style-name="T54_21">used</text:span><text:span text:style-name="T54_22"><text:s/></text:span><text:span text:style-name="T54_23">the</text:span><text:span text:style-name="T54_24"><text:s/></text:span><text:span text:style-name="T54_25">following</text:span><text:span text:style-name="T54_26"><text:s/></text:span><text:span text:style-name="T54_27">code</text:span><text:span text:style-name="T54_28"><text:s/></text:span><text:span text:style-name="T54_29">inspection</text:span><text:span text:style-name="T54_30"><text:s/></text:span><text:span text:style-name="T54_31">process</text:span><text:span text:style-name="T54_32">.</text:span></text:p>
      <text:p text:style-name="P55"/>
      <text:list text:style-name="LS1" xml:id="list0">
        <text:list-item>
          <text:p text:style-name="P56"><text:span text:style-name="T56_1">We</text:span><text:span text:style-name="T56_2"><text:s/></text:span><text:span text:style-name="T56_3">looked</text:span><text:span text:style-name="T56_4"><text:s/></text:span><text:span text:style-name="T56_5">at</text:span><text:span text:style-name="T56_6"><text:s/></text:span><text:span text:style-name="T56_7">the</text:span><text:span text:style-name="T56_8"><text:s/></text:span><text:span text:style-name="T56_9">code</text:span><text:span text:style-name="T56_10">…</text:span></text:p>
        </text:list-item>
        <text:list-item>
          <text:p text:style-name="P57"><text:span text:style-name="T57_1">We</text:span><text:span text:style-name="T57_2"><text:s/></text:span><text:span text:style-name="T57_3">yelled</text:span><text:span text:style-name="T57_4"><text:s/></text:span><text:span text:style-name="T57_5">at</text:span><text:span text:style-name="T57_6"><text:s/></text:span><text:span text:style-name="T57_7">each</text:span><text:span text:style-name="T57_8"><text:s/></text:span><text:span text:style-name="T57_9">other</text:span><text:span text:style-name="T57_10"><text:s/></text:span><text:span text:style-name="T57_11">and</text:span><text:span text:style-name="T57_12"><text:s/></text:span><text:span text:style-name="T57_13">threw</text:span><text:span text:style-name="T57_14"><text:s/></text:span><text:span text:style-name="T57_15">chairs</text:span><text:span text:style-name="T57_16">.</text:span></text:p>
        </text:list-item>
        <text:list-item>
          <text:p text:style-name="P58"><text:span text:style-name="T58_1">Something</text:span><text:span text:style-name="T58_2"><text:s/></text:span><text:span text:style-name="T58_3">else</text:span><text:span text:style-name="T58_4"><text:s/></text:span><text:span text:style-name="T58_5">that</text:span><text:span text:style-name="T58_6"><text:s/></text:span><text:span text:style-name="T58_7">I</text:span><text:span text:style-name="T58_8"><text:s/></text:span><text:span text:style-name="T58_9">can</text:span><text:span text:style-name="T58_10"><text:s/></text:span><text:span text:style-name="T58_11">not</text:span><text:span text:style-name="T58_12"><text:s/></text:span><text:span text:style-name="T58_13">yet</text:span><text:span text:style-name="T58_14"><text:s/></text:span><text:span text:style-name="T58_15">attest</text:span><text:span text:style-name="T58_16"><text:s/></text:span><text:span text:style-name="T58_17">to</text:span><text:span text:style-name="T58_18"><text:s/></text:span><text:span text:style-name="T58_19">having</text:span><text:span text:style-name="T58_20"><text:s/></text:span><text:span text:style-name="T58_21">happened</text:span><text:span text:style-name="T58_22"><text:s/></text:span><text:span text:style-name="T58_23">or</text:span><text:span text:style-name="T58_24"><text:s/></text:span><text:span text:style-name="T58_25">otherwise</text:span><text:span text:style-name="T58_26">.</text:span></text:p>
        </text:list-item>
      </text:list>
      <text:p text:style-name="P59"/>
      <text:p text:style-name="P60"/>
      <text:p text:style-name="P61"><text:span text:style-name="T61_1"><text:tab/>2.2<text:s/></text:span><text:span text:style-name="T61_2">Impressions</text:span><text:span text:style-name="T61_3"><text:s/></text:span><text:span text:style-name="T61_4">of</text:span><text:span text:style-name="T61_5"><text:s/></text:span><text:span text:style-name="T61_6">the</text:span><text:span text:style-name="T61_7"><text:s/></text:span><text:span text:style-name="T61_8">Process</text:span></text:p>
      <text:p text:style-name="P62"><text:span text:style-name="T62_1">…</text:span></text:p>
      <text:p text:style-name="P63"/>
      <text:p text:style-name="P64"><text:span text:style-name="T64_1"><text:tab/>2.3<text:s/></text:span><text:span text:style-name="T64_2">Inspection</text:span><text:span text:style-name="T64_3"><text:s/></text:span><text:span text:style-name="T64_4">Meetings</text:span></text:p>
      <text:p text:style-name="P65"><text:span text:style-name="T65_1">3.<text:s text:c="2"/></text:span><text:span text:style-name="T65_2">Modules</text:span><text:span text:style-name="T65_3"><text:s/></text:span><text:span text:style-name="T65_4">Inspected</text:span></text:p>
      <text:p text:style-name="P66"><text:span text:style-name="T66_1">4.<text:s/></text:span><text:span text:style-name="T66_2">Defects</text:span></text:p>
      <text:p text:style-name="P67"><text:span text:style-name="T67_1">Appendix</text:span><text:span text:style-name="T67_2"><text:s/></text:span><text:span text:style-name="T67_3">A</text:span><text:span text:style-name="T67_4"><text:s/>-<text:s/></text:span><text:span text:style-name="T67_5">Coding</text:span><text:span text:style-name="T67_6"><text:s/></text:span><text:span text:style-name="T67_7">and</text:span><text:span text:style-name="T67_8"><text:s/></text:span><text:span text:style-name="T67_9">Commenting</text:span><text:span text:style-name="T67_10"><text:s/></text:span><text:span text:style-name="T67_11">Inspections</text:span></text:p>
      <text:p text:style-name="P68"><text:span text:style-name="T68_1">Appendix</text:span><text:span text:style-name="T68_2"><text:s/></text:span><text:span text:style-name="T68_3">B</text:span><text:span text:style-name="T68_4"><text:s/>-<text:s/></text:span><text:span text:style-name="T68_5">Peer</text:span><text:span text:style-name="T68_6"><text:s/></text:span><text:span text:style-name="T68_7">Review</text:span><text:span text:style-name="T68_8"><text:s/></text:span><text:span text:style-name="T68_9">Sign</text:span><text:span text:style-name="T68_10">-</text:span><text:span text:style-name="T68_11">off</text:span></text:p>
      <text:p text:style-name="P69"><text:span text:style-name="T69_1">Appendix</text:span><text:span text:style-name="T69_2"><text:s/></text:span><text:span text:style-name="T69_3">C</text:span><text:span text:style-name="T69_4"><text:s/>-<text:s/></text:span><text:span text:style-name="T69_5">Document</text:span><text:span text:style-name="T69_6"><text:s/></text:span><text:span text:style-name="T69_7">Contributions</text:span></text:p>
      <text:p text:style-name="P7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